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  <style:style style:name="P3" style:family="paragraph" style:parent-style-name="Standard">
      <style:text-properties fo:background-color="#ffcc99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background-color="#ffcc00"/>
    </style:style>
    <style:style style:name="T1" style:family="text">
      <style:text-properties fo:background-color="#ff99ff"/>
    </style:style>
    <style:style style:name="T2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>=//=//==/=/=/=/=/=/=/===//=/=//==//==/</text:p>
      <text:p text:style-name="Standard"/>
      <text:p text:style-name="Standard">^^^^^^^</text:p>
      <text:p text:style-name="P2">CRUD User's and Persons (this seems like something the admin page does just fine)</text:p>
      <text:p text:style-name="P5">Create a user account with person object attached</text:p>
      <text:p text:style-name="P5">create non-user persons and attach to others as children</text:p>
      <text:p text:style-name="P5">turn children persons into Users (for teens maybe)</text:p>
      <text:p text:style-name="P5">delete a person</text:p>
      <text:p text:style-name="P5">delete a user / person</text:p>
      <text:p text:style-name="P4"/>
      <text:p text:style-name="P3">take building / floors / rooms offline and bring them back</text:p>
      <text:p text:style-name="P3"><text:tab/>bool attached to rooms, methods for taking larger sections out</text:p>
      <text:p text:style-name="P3"><text:tab/>change is_available functio</text:p>
      <text:p text:style-name="Standard"/>
      <text:p text:style-name="Standard"><text:span text:style-name="T1">Move members to different rooms, copying their calendars over</text:span></text:p>
      <text:p text:style-name="Standard"/>
      <text:p text:style-name="Standard">All booking could just link to floorplan image for normal user, but send to rooms master fo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8T13:47:17.39</dc:date>
    <dc:creator>Trevor Pierson</dc:creator>
    <meta:editing-duration>P4DT5H58M59S</meta:editing-duration>
    <meta:editing-cycles>56</meta:editing-cycles>
    <meta:generator>OpenOffice/4.1.13$Win32 OpenOffice.org_project/4113m1$Build-9810</meta:generator>
    <meta:document-statistic meta:table-count="0" meta:image-count="0" meta:object-count="0" meta:page-count="1" meta:paragraph-count="32" meta:word-count="238" meta:character-count="1335"/>
  </office:meta>
</office:document-meta>
</file>